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694a3" officeooo:paragraph-rsid="001694a3"/>
    </style:style>
    <style:style style:name="P2" style:family="paragraph" style:parent-style-name="Standard">
      <style:text-properties officeooo:rsid="0016ea10" officeooo:paragraph-rsid="0016ea10"/>
    </style:style>
    <style:style style:name="P3" style:family="paragraph" style:parent-style-name="Standard">
      <style:text-properties officeooo:rsid="0017228b" officeooo:paragraph-rsid="0017228b"/>
    </style:style>
    <style:style style:name="P4" style:family="paragraph" style:parent-style-name="Standard">
      <style:text-properties officeooo:rsid="0018e6c5" officeooo:paragraph-rsid="0018e6c5"/>
    </style:style>
    <style:style style:name="P5" style:family="paragraph" style:parent-style-name="Standard">
      <style:text-properties officeooo:rsid="0018e6c5" officeooo:paragraph-rsid="00230b1f"/>
    </style:style>
    <style:style style:name="P6" style:family="paragraph" style:parent-style-name="Standard">
      <style:text-properties officeooo:rsid="001d2bdf" officeooo:paragraph-rsid="001d2bdf"/>
    </style:style>
    <style:style style:name="P7" style:family="paragraph" style:parent-style-name="Standard">
      <style:text-properties officeooo:rsid="001d5c9a" officeooo:paragraph-rsid="001d5c9a"/>
    </style:style>
    <style:style style:name="P8" style:family="paragraph" style:parent-style-name="Standard">
      <style:text-properties officeooo:rsid="001a910f" officeooo:paragraph-rsid="001a910f"/>
    </style:style>
    <style:style style:name="P9" style:family="paragraph" style:parent-style-name="Standard">
      <style:text-properties officeooo:rsid="001a910f" officeooo:paragraph-rsid="00230b1f"/>
    </style:style>
    <style:style style:name="P10" style:family="paragraph" style:parent-style-name="Standard">
      <style:text-properties officeooo:rsid="001f667b" officeooo:paragraph-rsid="001f667b"/>
    </style:style>
    <style:style style:name="P11" style:family="paragraph" style:parent-style-name="Standard">
      <style:text-properties officeooo:rsid="001f667b" officeooo:paragraph-rsid="00249553"/>
    </style:style>
    <style:style style:name="P12" style:family="paragraph" style:parent-style-name="Standard">
      <style:text-properties officeooo:rsid="00213e37" officeooo:paragraph-rsid="00213e37"/>
    </style:style>
    <style:style style:name="P13" style:family="paragraph" style:parent-style-name="Standard">
      <style:text-properties officeooo:rsid="002182fb" officeooo:paragraph-rsid="002182fb"/>
    </style:style>
    <style:style style:name="P14" style:family="paragraph" style:parent-style-name="Standard">
      <style:text-properties officeooo:rsid="0022c2f8" officeooo:paragraph-rsid="0022c2f8"/>
    </style:style>
    <style:style style:name="P15" style:family="paragraph" style:parent-style-name="Standard">
      <style:text-properties officeooo:rsid="0022c2f8" officeooo:paragraph-rsid="00249553"/>
    </style:style>
    <style:style style:name="P16" style:family="paragraph" style:parent-style-name="Standard">
      <style:text-properties officeooo:rsid="00230b1f" officeooo:paragraph-rsid="00230b1f"/>
    </style:style>
    <style:style style:name="P17" style:family="paragraph" style:parent-style-name="Standard">
      <style:text-properties fo:font-style="normal" fo:font-weight="bold" officeooo:rsid="00230b1f" officeooo:paragraph-rsid="00230b1f" style:font-style-asian="normal" style:font-weight-asian="bold" style:font-style-complex="normal" style:font-weight-complex="bold"/>
    </style:style>
    <style:style style:name="P18" style:family="paragraph" style:parent-style-name="Standard">
      <style:text-properties fo:font-style="normal" fo:font-weight="normal" officeooo:rsid="00230b1f" officeooo:paragraph-rsid="00230b1f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weight="bold" officeooo:rsid="00230b1f" officeooo:paragraph-rsid="00249553" style:font-weight-asian="bold" style:font-weight-complex="bold"/>
    </style:style>
    <style:style style:name="P20" style:family="paragraph" style:parent-style-name="Standard">
      <style:text-properties fo:font-weight="bold" officeooo:rsid="00213e37" officeooo:paragraph-rsid="00213e37" style:font-weight-asian="bold" style:font-weight-complex="bold"/>
    </style:style>
    <style:style style:name="P21" style:family="paragraph" style:parent-style-name="Standard">
      <style:text-properties fo:font-weight="bold" officeooo:rsid="00249553" officeooo:paragraph-rsid="00249553" style:font-weight-asian="bold" style:font-weight-complex="bold"/>
    </style:style>
    <style:style style:name="P22" style:family="paragraph" style:parent-style-name="Standard">
      <style:text-properties fo:font-weight="bold" officeooo:rsid="00271ef1" officeooo:paragraph-rsid="00271ef1" style:font-weight-asian="bold" style:font-weight-complex="bold"/>
    </style:style>
    <style:style style:name="P23" style:family="paragraph" style:parent-style-name="Standard">
      <style:text-properties officeooo:rsid="00249553" officeooo:paragraph-rsid="00249553"/>
    </style:style>
    <style:style style:name="P24" style:family="paragraph" style:parent-style-name="Standard">
      <style:text-properties fo:font-weight="normal" officeooo:rsid="00249553" officeooo:paragraph-rsid="00249553" style:font-weight-asian="normal" style:font-weight-complex="normal"/>
    </style:style>
    <style:style style:name="P25" style:family="paragraph" style:parent-style-name="Standard">
      <style:text-properties fo:font-weight="normal" officeooo:rsid="00271ef1" officeooo:paragraph-rsid="00271ef1" style:font-weight-asian="normal" style:font-weight-complex="normal"/>
    </style:style>
    <style:style style:name="P26" style:family="paragraph" style:parent-style-name="Standard">
      <style:text-properties style:text-underline-style="solid" style:text-underline-width="auto" style:text-underline-color="font-color" fo:font-weight="normal" officeooo:rsid="00249553" officeooo:paragraph-rsid="00249553" style:font-weight-asian="normal" style:font-weight-complex="normal"/>
    </style:style>
    <style:style style:name="P27" style:family="paragraph" style:parent-style-name="Standard">
      <style:text-properties officeooo:rsid="00260a7c" officeooo:paragraph-rsid="00260a7c"/>
    </style:style>
    <style:style style:name="P28" style:family="paragraph" style:parent-style-name="Standard">
      <style:text-properties style:text-underline-style="none" fo:font-weight="normal" officeooo:rsid="00249553" officeooo:paragraph-rsid="00249553" style:font-weight-asian="normal" style:font-weight-complex="normal"/>
    </style:style>
    <style:style style:name="P29" style:family="paragraph" style:parent-style-name="Standard">
      <style:text-properties fo:font-weight="normal" officeooo:rsid="00284a8b" officeooo:paragraph-rsid="00284a8b" style:font-weight-asian="normal" style:font-weight-complex="normal"/>
    </style:style>
    <style:style style:name="P30" style:family="paragraph" style:parent-style-name="Standard">
      <style:text-properties fo:font-weight="normal" officeooo:rsid="002ce01e" officeooo:paragraph-rsid="002ce01e" style:font-weight-asian="normal" style:font-weight-complex="normal"/>
    </style:style>
    <style:style style:name="P31" style:family="paragraph" style:parent-style-name="Standard">
      <style:text-properties fo:font-weight="normal" officeooo:rsid="002e94c2" officeooo:paragraph-rsid="002e94c2" style:font-weight-asian="normal" style:font-weight-complex="normal"/>
    </style:style>
    <style:style style:name="P32" style:family="paragraph" style:parent-style-name="Standard">
      <style:text-properties fo:font-weight="normal" officeooo:rsid="0030fe8e" officeooo:paragraph-rsid="0030fe8e" style:font-weight-asian="normal" style:font-weight-complex="normal"/>
    </style:style>
    <style:style style:name="P33" style:family="paragraph" style:parent-style-name="Standard">
      <style:paragraph-properties fo:break-before="page"/>
      <style:text-properties fo:font-weight="normal" officeooo:rsid="002ce01e" officeooo:paragraph-rsid="002ce01e" style:font-weight-asian="normal" style:font-weight-complex="normal"/>
    </style:style>
    <style:style style:name="T1" style:family="text">
      <style:text-properties officeooo:rsid="0017228b"/>
    </style:style>
    <style:style style:name="T2" style:family="text">
      <style:text-properties officeooo:rsid="001accd9"/>
    </style:style>
    <style:style style:name="T3" style:family="text">
      <style:text-properties officeooo:rsid="001d5c9a"/>
    </style:style>
    <style:style style:name="T4" style:family="text">
      <style:text-properties officeooo:rsid="0022c2f8"/>
    </style:style>
    <style:style style:name="T5" style:family="text">
      <style:text-properties officeooo:rsid="00230b1f"/>
    </style:style>
    <style:style style:name="T6" style:family="text">
      <style:text-properties officeooo:rsid="00249553"/>
    </style:style>
    <style:style style:name="T7" style:family="text">
      <style:text-properties officeooo:rsid="0029db14"/>
    </style:style>
    <style:style style:name="T8" style:family="text">
      <style:text-properties officeooo:rsid="002e94c2"/>
    </style:style>
    <style:style style:name="T9" style:family="text">
      <style:text-properties officeooo:rsid="002ef96d"/>
    </style:style>
    <style:style style:name="T10" style:family="text">
      <style:text-properties officeooo:rsid="0032ceb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ing the USBasp programmer</text:p>
      <text:p text:style-name="P1"/>
      <text:p text:style-name="P17"/>
      <text:p text:style-name="P17">Obtaining the USBasp driver and user guide</text:p>
      <text:p text:style-name="P9"><text:span text:style-name="T5">G</text:span>o to:</text:p>
      <text:p text:style-name="P5"><text:a xlink:type="simple" xlink:href="https://protostack.com.au/shop/accessories/usbasp-avr-programmer/" text:style-name="Internet_20_link" text:visited-style-name="Visited_20_Internet_20_Link">https://protostack.com.au/shop/accessories/usbasp-avr-programmer/</text:a> </text:p>
      <text:p text:style-name="P9">click on downloads <text:span text:style-name="T2">and download both the driver and user guide</text:span></text:p>
      <text:p text:style-name="P18">Unzip the driver and place the files in a suitable directory</text:p>
      <text:p text:style-name="P17"/>
      <text:p text:style-name="P17"/>
      <text:p text:style-name="P17">Installing the driver</text:p>
      <text:p text:style-name="P2">Open device manager and plu<text:span text:style-name="T1">g</text:span> the USBasp programmer into a USB port</text:p>
      <text:p text:style-name="P3">Device manager records <text:span text:style-name="T5">the programmer</text:span> under</text:p>
      <text:p text:style-name="P3"><text:tab/>Other devices</text:p>
      <text:p text:style-name="P3"><text:tab/>USBasp</text:p>
      <text:p text:style-name="P4"><text:span text:style-name="T5">A</text:span> yellow warning sign indicat<text:span text:style-name="T5">es</text:span> that driver <text:span text:style-name="T5">is</text:span> yet to be installed.</text:p>
      <text:p text:style-name="P16">Before it can be installed “<text:span text:style-name="T3">drive signature enforcement” </text:span>must be disabled (see below).</text:p>
      <text:p text:style-name="P16">Once this has been done:</text:p>
      <text:p text:style-name="P11">Return to device manager with the USBasp plugged in:</text:p>
      <text:p text:style-name="P11">Open the properties dialogue box and click on update driver</text:p>
      <text:p text:style-name="P11"><text:span text:style-name="T6">N</text:span>avigate to where the driver has been saved o<text:span text:style-name="T6">n</text:span> the PC</text:p>
      <text:p text:style-name="P11"><text:span text:style-name="T6">C</text:span>lick next and at the security warning selected install drivers anyway</text:p>
      <text:p text:style-name="P15">Note the port number assigned to the USBasp (<text:span text:style-name="T6">com </text:span>3 in my case)</text:p>
      <text:p text:style-name="P4"/>
      <text:p text:style-name="P19"><text:span text:style-name="T6">Disabling </text:span>“<text:span text:style-name="T3">drive signature enforcement”</text:span></text:p>
      <text:p text:style-name="P23">For instructions go to</text:p>
      <text:p text:style-name="P6"><text:a xlink:type="simple" xlink:href="https://netmaxtech.com/install-usbasp-driver-windows-8-and-windows/" text:style-name="Internet_20_link" text:visited-style-name="Visited_20_Internet_20_Link">https://netmaxtech.com/install-usbasp-driver-windows-8-and-windows/</text:a> </text:p>
      <text:p text:style-name="P6"/>
      <text:p text:style-name="P23">In summary these are</text:p>
      <text:p text:style-name="P6"/>
      <text:p text:style-name="P7">Hold shift key down and restart computer</text:p>
      <text:p text:style-name="P7">When the blue screen appears click on </text:p>
      <text:p text:style-name="P7"><text:tab/>Troubleshoot</text:p>
      <text:p text:style-name="P8"><text:tab/><text:span text:style-name="T3">Advanced<text:tab/>select more</text:span></text:p>
      <text:p text:style-name="P8"><text:tab/><text:span text:style-name="T3">Start-up settings</text:span></text:p>
      <text:p text:style-name="P8"><text:tab/><text:span text:style-name="T3">Keypress 7<text:tab/>“Disable drive signature enforcement”</text:span></text:p>
      <text:p text:style-name="P8"><text:tab/><text:span text:style-name="T3">Windows will now start with this option selected.</text:span></text:p>
      <text:p text:style-name="P23">Once the driver has been installed this setting should ideally be restored to its default for security reasons.</text:p>
      <text:p text:style-name="P10"/>
      <text:p text:style-name="P20">Install AVRdude</text:p>
      <text:p text:style-name="P12">Go to</text:p>
      <text:p text:style-name="P12"><text:a xlink:type="simple" xlink:href="https://sourceforge.net/projects/avrdudegui/" text:style-name="Internet_20_link" text:visited-style-name="Visited_20_Internet_20_Link">https://sourceforge.net/projects/avrdudegui/</text:a> </text:p>
      <text:p text:style-name="P12">and download AVRdude</text:p>
      <text:p text:style-name="P13">This appears in downloads as win32_executable.<text:span text:style-name="T4">zip</text:span></text:p>
      <text:p text:style-name="P14">Unzip the file and save to something sensible like a directory named AVRdude.</text:p>
      <text:p text:style-name="P14"/>
      <text:p text:style-name="P27">The AVRdude documentation can be found at</text:p>
      <text:p text:style-name="P14"><text:a xlink:type="simple" xlink:href="http://gnu.mirrors.pair.com/savannah/savannah/avrdude/avrdude-doc-6.3.pdf" text:style-name="Internet_20_link" text:visited-style-name="Visited_20_Internet_20_Link">http://gnu.mirrors.pair.com/savannah/savannah/avrdude/avrdude-doc-6.3.pdf</text:a> </text:p>
      <text:p text:style-name="P14"/>
      <text:p text:style-name="P14"/>
      <text:p text:style-name="P22"/>
      <text:p text:style-name="P21"><text:soft-page-break/>Programming the target</text:p>
      <text:p text:style-name="P23">Plug it into the USBasp programmer</text:p>
      <text:p text:style-name="P23">Copy the hex file into directory AVRdude</text:p>
      <text:p text:style-name="P23">Create the appropriate batch file and double click on it.</text:p>
      <text:p text:style-name="P23">Programming will then proceed.</text:p>
      <text:p text:style-name="P21">Sample batch files</text:p>
      <text:p text:style-name="P21"/>
      <text:p text:style-name="P26">Programming the fuses:</text:p>
      <text:p text:style-name="P24">@echo off</text:p>
      <text:p text:style-name="P24">color f0</text:p>
      <text:p text:style-name="P24">title AvrDude GUI Command Window</text:p>
      <text:p text:style-name="P24">@echo.</text:p>
      <text:p text:style-name="P24">@echo. trying to connect to device...</text:p>
      <text:p text:style-name="P24">avrdude -p ATMEGA328P -c usbasp -P COM3 <text:s/>-U efuse:w:0x5:m<text:tab/>-U hfuse:w:0xD0:m<text:tab/>-U lfuse:w:0xC2:m<text:tab/>-U lock:w:0x3F:m</text:p>
      <text:p text:style-name="P24">avrdudeGUI.exe -done</text:p>
      <text:p text:style-name="P24">pause</text:p>
      <text:p text:style-name="P23"><text:s/></text:p>
      <text:p text:style-name="P26">Reading the fuses:</text:p>
      <text:p text:style-name="P28">@echo off</text:p>
      <text:p text:style-name="P28">color f0</text:p>
      <text:p text:style-name="P28">title AvrDude GUI Command Window</text:p>
      <text:p text:style-name="P28">@echo.</text:p>
      <text:p text:style-name="P28">@echo. trying to connect to device...</text:p>
      <text:p text:style-name="P28">avrdude -p ATMEGA328P -c usbasp -P COM3 -U efuse:r:"E_Fuse_Read.hex":h<text:tab/>-U hfuse:r:"H_Fuse_Read.hex":h<text:tab/>-U lfuse:r:"L_Fuse_Read.hex":h<text:tab/>-U lock:r:"Lock.hex":h</text:p>
      <text:p text:style-name="P28">avrdudeGUI.exe -done</text:p>
      <text:p text:style-name="P28">pause</text:p>
      <text:p text:style-name="P28"/>
      <text:p text:style-name="P28">Programming the flash:</text:p>
      <text:p text:style-name="P28">@echo off</text:p>
      <text:p text:style-name="P28">color f0</text:p>
      <text:p text:style-name="P28">title AvrDude GUI Command Window</text:p>
      <text:p text:style-name="P28">@echo.</text:p>
      <text:p text:style-name="P28">@echo. trying to connect to device...</text:p>
      <text:p text:style-name="P28">avrdude -p ATMEGA328P -c usbasp -P COM3 <text:s/>-U flash:w:"Bootloader.hex":i</text:p>
      <text:p text:style-name="P28">avrdudeGUI.exe -done</text:p>
      <text:p text:style-name="P28">pause</text:p>
      <text:p text:style-name="P13"/>
      <text:p text:style-name="P2"/>
      <text:p text:style-name="P22">The AVR GUI</text:p>
      <text:p text:style-name="P25">There is a GUI which can be used in place of the batch files however unfortunately is does not appear able to program the fuses. <text:s/>It can however be used to create a batch file which can then be edited with the commands given above.</text:p>
      <text:p text:style-name="P25"/>
      <text:p text:style-name="P29">Atmega 328P v 328<text:tab/><text:span text:style-name="T7">Use -F option. Remember 5V link and low speed oscillator link</text:span></text:p>
      <text:p text:style-name="P33">Wiring</text:p>
      <text:p text:style-name="P30">Red wire <text:tab/>Wire 1<text:tab/><text:tab/><text:span text:style-name="T9">MOSI</text:span><text:tab/></text:p>
      <text:p text:style-name="P30"><text:tab/><text:tab/>Wire 2<text:tab/><text:tab/><text:span text:style-name="T9">+5V</text:span></text:p>
      <text:p text:style-name="P30"><text:tab/><text:tab/>Wire 3<text:tab/><text:tab/>nc</text:p>
      <text:p text:style-name="P30"><text:tab/><text:tab/>Wire 4<text:tab/><text:tab/>nc</text:p>
      <text:p text:style-name="P30"><text:tab/><text:tab/>Wire 5<text:tab/><text:tab/><text:span text:style-name="T9">Reset</text:span><text:tab/></text:p>
      <text:p text:style-name="P30"><text:tab/><text:tab/>Wire 6<text:tab/><text:tab/>nc</text:p>
      <text:p text:style-name="P30"><text:tab/><text:tab/>Wire 7<text:tab/><text:tab/><text:span text:style-name="T9">clock</text:span><text:tab/></text:p>
      <text:p text:style-name="P30"><text:tab/><text:tab/>Wire 8<text:tab/><text:tab/>nc</text:p>
      <text:p text:style-name="P30"><text:tab/><text:tab/>Wire 9<text:tab/><text:tab/><text:span text:style-name="T9">MISO</text:span></text:p>
      <text:p text:style-name="P30"><text:tab/><text:tab/>Wire 10<text:tab/>0V</text:p>
      <text:p text:style-name="P30"/>
      <text:p text:style-name="P31">Pin 17 MOSI<text:tab/><text:tab/>p3</text:p>
      <text:p text:style-name="P31">Pin 18 MISO<text:tab/><text:tab/>p2</text:p>
      <text:p text:style-name="P31">Pn 19 clock<text:tab/><text:tab/>p1</text:p>
      <text:p text:style-name="P31"/>
      <text:p text:style-name="P31"/>
      <text:p text:style-name="P31"/>
      <text:p text:style-name="P32">USB bridge</text:p>
      <text:p text:style-name="P32"/>
      <text:p text:style-name="P32">Silicon Labs CP210x USB to UART Bridge<text:tab/><text:tab/><text:span text:style-name="T10">Designed for 3.3V working.</text:span></text:p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5T17:13:07.934000000</meta:creation-date>
    <dc:date>2020-04-08T13:09:33.645000000</dc:date>
    <meta:editing-duration>PT1H27M58S</meta:editing-duration>
    <meta:editing-cycles>18</meta:editing-cycles>
    <meta:generator>LibreOffice/6.2.8.2$Windows_X86_64 LibreOffice_project/f82ddfca21ebc1e222a662a32b25c0c9d20169ee</meta:generator>
    <meta:document-statistic meta:table-count="0" meta:image-count="0" meta:object-count="0" meta:page-count="3" meta:paragraph-count="92" meta:word-count="503" meta:character-count="3242" meta:non-whitespace-character-count="2779"/>
  </office:meta>
</office:document-meta>
</file>